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64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3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36"/>
    <style:style style:name="ce41" style:family="table-cell" style:parent-style-name="Default" style:data-style-name="N129"/>
    <style:style style:name="ce42" style:family="table-cell" style:parent-style-name="Default" style:data-style-name="N134"/>
    <style:style style:name="ce43" style:family="table-cell" style:parent-style-name="Default" style:data-style-name="N142"/>
    <style:style style:name="ce4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20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column table:style-name="co6" table:default-cell-style-name="ce18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>
        <table:table-column table:style-name="co9" table:default-cell-style-name="ce40"/>
        <table:table-column table:style-name="co10" table:default-cell-style-name="ce42"/>
        <table:table-column table:style-name="co11" table:default-cell-style-name="ce43"/>
        <table:table-column table:style-name="co12" table:visibility="collapse" table:number-columns-repeated="2" table:default-cell-style-name="ce40"/>
        <table:table-column table:style-name="co13" table:default-cell-style-name="ce43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6" table:number-rows-spanned="1">
            <text:p>Budget Summary</text:p>
          </table:table-cell>
          <table:covered-table-cell table:number-columns-repeated="3" table:style-name="ce32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6" table:number-rows-spanned="1">
            <text:p>A worksheet that summarizes the details of the administrative budget.</text:p>
          </table:table-cell>
          <table:covered-table-cell table:number-columns-repeated="3" table:style-name="ce32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32" table:number-columns-spanned="6" table:number-rows-spanned="1"/>
          <table:covered-table-cell table:number-columns-repeated="3" table:style-name="ce32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32" table:number-columns-spanned="6" table:number-rows-spanned="1"/>
          <table:covered-table-cell table:number-columns-repeated="3" table:style-name="ce32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32" table:number-columns-spanned="6" table:number-rows-spanned="1"/>
          <table:covered-table-cell table:number-columns-repeated="3" table:style-name="ce32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38" table:formula="of:=IF(['Previous Year Financials'.$B$13]&lt;&gt;&quot;Yes&quot;; &quot;The &quot; &amp;['Previous Year Financials'.$B$14] &amp; &quot; figures had not been audited when the budget was prepared.&quot;; &quot;&quot;)" office:value-type="string" office:string-value="The 2017 figures had not been audited when the budget was prepared." calcext:value-type="string" table:number-columns-spanned="6" table:number-rows-spanned="1">
            <text:p>The 2017 figures had not been audited when the budget was prepared.</text:p>
          </table:table-cell>
          <table:covered-table-cell table:number-columns-repeated="5" table:style-name="Default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9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1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1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10]/[.B11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9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4"/>
          <table:table-cell table:style-name="ce44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style-name="ce38"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2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2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2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3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3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4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4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5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5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6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6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7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7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72]&lt;&gt;0;IF([.E72]&lt;&gt;0;[.B72]/[.E7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3]&lt;&gt;0;IF([.E73]&lt;&gt;0;[.B73]/[.E7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4]&lt;&gt;0;IF([.E74]&lt;&gt;0;[.B74]/[.E74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0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5]&lt;&gt;0;[.B75]/[.E75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07:15:40.775692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23T07:17:07.756988380</dc:date>
    <meta:editing-duration>PT8H33M41S</meta:editing-duration>
    <meta:editing-cycles>50</meta:editing-cycles>
    <meta:generator>LibreOffice/5.0.6.2$Linux_X86_64 LibreOffice_project/00$Build-2</meta:generator>
    <meta:document-statistic meta:table-count="4" meta:cell-count="1499" meta:object-count="0"/>
  </office:meta>
</office:document-meta>
</file>